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vnd.sun.star.oleobject" manifest:full-path="Obj100"/>
  <manifest:file-entry manifest:media-type="application/vnd.sun.star.oleobject" manifest:full-path="Obj101"/>
  <manifest:file-entry manifest:media-type="application/vnd.sun.star.oleobject" manifest:full-path="Obj102"/>
  <manifest:file-entry manifest:media-type="application/vnd.sun.star.oleobject" manifest:full-path="Obj103"/>
  <manifest:file-entry manifest:media-type="application/vnd.sun.star.oleobject" manifest:full-path="Obj104"/>
  <manifest:file-entry manifest:media-type="application/vnd.sun.star.oleobject" manifest:full-path="Obj105"/>
  <manifest:file-entry manifest:media-type="application/vnd.sun.star.oleobject" manifest:full-path="Obj106"/>
  <manifest:file-entry manifest:media-type="application/vnd.sun.star.oleobject" manifest:full-path="Obj107"/>
  <manifest:file-entry manifest:media-type="application/vnd.sun.star.oleobject" manifest:full-path="Obj108"/>
  <manifest:file-entry manifest:media-type="application/rdf+xml" manifest:full-path="manifest.rdf"/>
  <manifest:file-entry manifest:media-type="application/vnd.sun.star.oleobject" manifest:full-path="Obj109"/>
  <manifest:file-entry manifest:media-type="" manifest:full-path="ObjectReplacements/Obj100"/>
  <manifest:file-entry manifest:media-type="" manifest:full-path="ObjectReplacements/Obj101"/>
  <manifest:file-entry manifest:media-type="" manifest:full-path="ObjectReplacements/Obj102"/>
  <manifest:file-entry manifest:media-type="" manifest:full-path="ObjectReplacements/Obj103"/>
  <manifest:file-entry manifest:media-type="" manifest:full-path="ObjectReplacements/Obj104"/>
  <manifest:file-entry manifest:media-type="" manifest:full-path="ObjectReplacements/Obj105"/>
  <manifest:file-entry manifest:media-type="" manifest:full-path="ObjectReplacements/Obj106"/>
  <manifest:file-entry manifest:media-type="" manifest:full-path="ObjectReplacements/Obj107"/>
  <manifest:file-entry manifest:media-type="" manifest:full-path="ObjectReplacements/Obj108"/>
  <manifest:file-entry manifest:media-type="" manifest:full-path="ObjectReplacements/Obj109"/>
  <manifest:file-entry manifest:media-type="" manifest:full-path="ObjectReplacements/Obj110"/>
  <manifest:file-entry manifest:media-type="" manifest:full-path="ObjectReplacements/"/>
  <manifest:file-entry manifest:media-type="application/vnd.sun.star.oleobject" manifest:full-path="Obj110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 style:master-page-name="Standard">
      <style:paragraph-properties fo:margin-left="0in" fo:margin-right="-1.0016in" fo:text-align="center" style:justify-single-word="false" fo:text-indent="0in" style:auto-text-indent="false" style:page-number="auto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P6" style:family="paragraph" style:parent-style-name="Standard">
      <style:paragraph-properties fo:margin-left="0.5in" fo:margin-right="0in" fo:line-height="100%" fo:text-align="justify" style:justify-single-word="false" fo:text-indent="0in" style:auto-text-indent="false"/>
      <style:text-properties fo:font-size="10pt" style:font-size-asian="10pt" style:font-size-complex="10pt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  <style:text-properties fo:font-size="10pt" style:font-size-asian="10pt" style:font-size-complex="10pt"/>
    </style:style>
    <style:style style:name="P8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  <style:text-properties fo:font-size="10pt" style:font-size-asian="10pt" style:font-size-complex="10pt"/>
    </style:style>
    <style:style style:name="P9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  <style:text-properties fo:font-size="10pt" style:font-size-asian="10pt" style:font-size-complex="10pt"/>
    </style:style>
    <style:style style:name="P10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  <style:text-properties fo:font-size="10pt" style:font-size-asian="10pt" style:font-size-complex="10pt"/>
    </style:style>
    <style:style style:name="P11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  <style:text-properties fo:font-size="10pt" style:font-size-asian="10pt" style:font-size-complex="10pt"/>
    </style:style>
    <style:style style:name="P12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  <style:text-properties fo:font-size="10pt" style:font-size-asian="10pt" style:font-size-complex="10pt"/>
    </style:style>
    <style:style style:name="P13" style:family="paragraph" style:parent-style-name="Standard" style:list-style-name="WWNum7">
      <style:paragraph-properties fo:margin-left="1in" fo:margin-right="0in" fo:text-align="justify" style:justify-single-word="false" fo:text-indent="-0.25in" style:auto-text-indent="false"/>
      <style:text-properties fo:font-size="10pt" style:font-size-asian="10pt" style:font-size-complex="10pt"/>
    </style:style>
    <style:style style:name="P14" style:family="paragraph" style:parent-style-name="Standard" style:list-style-name="WWNum8">
      <style:paragraph-properties fo:margin-left="1in" fo:margin-right="0in" fo:text-align="justify" style:justify-single-word="false" fo:text-indent="-0.25in" style:auto-text-indent="false"/>
      <style:text-properties fo:font-size="10pt" style:font-size-asian="10pt" style:font-size-complex="10pt"/>
    </style:style>
    <style:style style:name="P15" style:family="paragraph" style:parent-style-name="Standard" style:list-style-name="WWNum8">
      <style:paragraph-properties fo:margin-left="1in" fo:margin-right="0in" fo:line-height="100%" fo:text-align="justify" style:justify-single-word="false" fo:text-indent="-0.25in" style:auto-text-indent="false"/>
      <style:text-properties fo:font-size="10pt" style:font-size-asian="10pt" style:font-size-complex="10pt"/>
    </style:style>
    <style:style style:name="P16" style:family="paragraph" style:parent-style-name="Standard" style:list-style-name="WWNum9">
      <style:paragraph-properties fo:margin-left="1in" fo:margin-right="0in" fo:line-height="100%" fo:text-align="justify" style:justify-single-word="false" fo:text-indent="-0.25in" style:auto-text-indent="false"/>
      <style:text-properties fo:font-size="10pt" style:font-size-asian="10pt" style:font-size-complex="10pt"/>
    </style:style>
    <style:style style:name="P17" style:family="paragraph" style:parent-style-name="Standard" style:list-style-name="WWNum1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T1" style:family="text">
      <style:text-properties style:font-name="Calibri" fo:font-size="50pt" style:font-name-asian="Calibri1" style:font-size-asian="50pt" style:font-name-complex="Calibri1"/>
    </style:style>
    <style:style style:name="T2" style:family="text">
      <style:text-properties style:font-name="Calibri" fo:font-size="25pt" style:font-name-asian="Calibri1" style:font-size-asian="25pt" style:font-name-complex="Calibri1"/>
    </style:style>
    <style:style style:name="T3" style:family="text">
      <style:text-properties style:font-name="Calibri" fo:font-size="30pt" style:font-name-asian="Calibri1" style:font-size-asian="30pt" style:font-name-complex="Calibri1"/>
    </style:style>
    <style:style style:name="T4" style:family="text">
      <style:text-properties style:font-name="Calibri" style:font-name-asian="Calibri1" style:font-name-complex="Calibri1"/>
    </style:style>
    <style:style style:name="T5" style:family="text">
      <style:text-properties style:font-name="Calibri" fo:font-size="16pt" style:font-name-asian="Calibri1" style:font-size-asian="16pt" style:font-name-complex="Calibri1" style:font-size-complex="16pt"/>
    </style:style>
    <style:style style:name="T6" style:family="text">
      <style:text-properties style:text-position="super 58%" style:font-name="Calibri" fo:font-size="25pt" style:font-name-asian="Calibri1" style:font-size-asian="25pt" style:font-name-complex="Calibri1"/>
    </style:style>
    <style:style style:name="T7" style:family="text">
      <style:text-properties style:text-position="super 58%" style:font-name="Calibri" style:font-name-asian="Calibri1" style:font-name-complex="Calibri1"/>
    </style:style>
    <style:style style:name="fr1" style:family="graphic" style:parent-style-name="OLE">
      <style:graphic-properties style:vertical-pos="top" style:vertical-rel="baseline" draw:ole-draw-aspect="1"/>
    </style:style>
    <style:style style:name="fr2" style:family="graphic" style:parent-style-name="OLE">
      <style:graphic-properties style:vertical-pos="top" style:vertical-rel="baseline" draw:ole-draw-aspect="1" draw:visible-area-top="0in" draw:visible-area-width="3406.7453in" draw:visible-area-height="-424553.9433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HAT PUZZLE AND HAMMING CODE</text:span></text:p>
      <text:list xml:id="list246464100" text:style-name="WWNum1">
        <text:list-header>
          <text:p text:style-name="P17"><text:span text:style-name="T4">Name:AMITESH MAHESHWARI</text:span></text:p>
        </text:list-header>
      </text:list>
      <text:p text:style-name="P1"><text:span text:style-name="T4">MENTOR: MR.RAM PRASAD</text:span></text:p>
      <text:p text:style-name="P1"><text:span text:style-name="T4"/></text:p>
      <text:p text:style-name="P3"><text:span text:style-name="T4">AIM:</text:span></text:p>
      <text:p text:style-name="P1"><text:span text:style-name="T4">1.Generalize the strategy for <text:s/>any number of player.</text:span></text:p>
      <text:p text:style-name="P1"><text:span text:style-name="T4">2.Understand the concept of HAMMIING CODES and its applications.</text:span></text:p>
      <text:p text:style-name="P3"><text:span text:style-name="T4">HAT PROBLEM:</text:span></text:p>
      <text:list xml:id="list372333025" text:style-name="WWNum2">
        <text:list-item>
          <text:p text:style-name="P7"><text:span text:style-name="T4">N number of people ,sitting in a circle.</text:span></text:p>
        </text:list-item>
        <text:list-item>
          <text:p text:style-name="P7"><text:span text:style-name="T4">Hats, either of BALCK or WHITE, are put randomly.</text:span></text:p>
        </text:list-item>
        <text:list-item>
          <text:p text:style-name="P7"><text:span text:style-name="T4">The tasks is to guess the hat colour correctly.</text:span></text:p>
        </text:list-item>
        <text:list-item>
          <text:p text:style-name="P7"><text:span text:style-name="T4">They can either guess or can give a pass.</text:span></text:p>
        </text:list-item>
        <text:list-item>
          <text:p text:style-name="P8"><text:span text:style-name="T4">Prize will be given only when No one is wrong and at least one is guessing.</text:span></text:p>
        </text:list-item>
      </text:list>
      <text:p text:style-name="P2"><text:span text:style-name="T4">For n=3 </text:span></text:p>
      <text:p text:style-name="P2"><text:span text:style-name="T4">P1=Player1, and likewise ;P=PASS</text:span></text:p>
      <text:p text:style-name="P2"><text:span text:style-name="T4">P1<text:tab/>P2<text:tab/>P3 <text:tab/>P1<text:tab/>P2<text:tab/>P3<text:tab/> <text:s text:c="6"/>RESULT</text:span></text:p>
      <text:p text:style-name="P2"><text:span text:style-name="T4">1<text:tab/>1<text:tab/>1 <text:s text:c="10"/>0 <text:s text:c="8"/>0 <text:s text:c="7"/>0 <text:s text:c="21"/></text:span><draw:frame text:anchor-type="as-char" svg:width="0.3957in" svg:height="0.302in" draw:z-index="0"><draw:object-ole xlink:href="./Obj100" xlink:type="simple" xlink:show="embed" xlink:actuate="onLoad"/><draw:image xlink:href="./ObjectReplacements/Obj100" xlink:type="simple" xlink:show="embed" xlink:actuate="onLoad"/></draw:frame></text:p>
      <text:p text:style-name="P2"><text:span text:style-name="T4">1<text:tab/>1<text:tab/>0 <text:tab/> <text:s/>P<text:tab/> <text:s/>P<text:tab/>0<text:tab/> <text:s text:c="11"/></text:span><draw:frame text:anchor-type="as-char" svg:width="0.4063in" svg:height="0.3752in" draw:z-index="1"><draw:object-ole xlink:href="./Obj101" xlink:type="simple" xlink:show="embed" xlink:actuate="onLoad"/><draw:image xlink:href="./ObjectReplacements/Obj101" xlink:type="simple" xlink:show="embed" xlink:actuate="onLoad"/></draw:frame></text:p>
      <text:p text:style-name="P2"><text:span text:style-name="T4">1<text:tab/>0<text:tab/>1 <text:s text:c="10"/>P <text:s text:c="8"/>0 <text:s text:c="8"/>P<text:tab/> <text:s text:c="11"/></text:span><draw:frame text:anchor-type="as-char" svg:width="0.4063in" svg:height="0.3752in" draw:z-index="2"><draw:object-ole xlink:href="./Obj102" xlink:type="simple" xlink:show="embed" xlink:actuate="onLoad"/><draw:image xlink:href="./ObjectReplacements/Obj102" xlink:type="simple" xlink:show="embed" xlink:actuate="onLoad"/></draw:frame></text:p>
      <text:p text:style-name="P2"><text:span text:style-name="T4">0<text:tab/>1<text:tab/>1 <text:tab/> <text:s/>0<text:tab/>P<text:tab/>P<text:tab/> <text:s text:c="11"/></text:span><draw:frame text:anchor-type="as-char" svg:width="0.4063in" svg:height="0.3752in" draw:z-index="3"><draw:object-ole xlink:href="./Obj103" xlink:type="simple" xlink:show="embed" xlink:actuate="onLoad"/><draw:image xlink:href="./ObjectReplacements/Obj103" xlink:type="simple" xlink:show="embed" xlink:actuate="onLoad"/></draw:frame></text:p>
      <text:p text:style-name="P2"><text:span text:style-name="T4">0<text:tab/>0<text:tab/>0 <text:tab/> 1<text:tab/>1<text:tab/>1<text:tab/> <text:s text:c="11"/></text:span><draw:frame text:anchor-type="as-char" svg:width="0.3957in" svg:height="0.302in" draw:z-index="4"><draw:object-ole xlink:href="./Obj104" xlink:type="simple" xlink:show="embed" xlink:actuate="onLoad"/><draw:image xlink:href="./ObjectReplacements/Obj104" xlink:type="simple" xlink:show="embed" xlink:actuate="onLoad"/></draw:frame></text:p>
      <text:p text:style-name="P2"><text:span text:style-name="T4">0<text:tab/>0<text:tab/>1 <text:tab/> P<text:tab/>P<text:tab/>1<text:tab/> <text:s text:c="11"/></text:span><draw:frame text:anchor-type="as-char" svg:width="0.4063in" svg:height="0.3752in" draw:z-index="5"><draw:object-ole xlink:href="./Obj105" xlink:type="simple" xlink:show="embed" xlink:actuate="onLoad"/><draw:image xlink:href="./ObjectReplacements/Obj105" xlink:type="simple" xlink:show="embed" xlink:actuate="onLoad"/></draw:frame></text:p>
      <text:p text:style-name="P2"><text:span text:style-name="T4">0<text:tab/>1<text:tab/>0 <text:tab/> <text:s/>P<text:tab/>1<text:tab/>P<text:tab/> <text:s text:c="10"/></text:span><draw:frame text:anchor-type="as-char" svg:width="0.4063in" svg:height="0.3752in" draw:z-index="6"><draw:object-ole xlink:href="./Obj106" xlink:type="simple" xlink:show="embed" xlink:actuate="onLoad"/><draw:image xlink:href="./ObjectReplacements/Obj106" xlink:type="simple" xlink:show="embed" xlink:actuate="onLoad"/></draw:frame></text:p>
      <text:p text:style-name="P2"><text:span text:style-name="T4">1<text:tab/>0<text:tab/>0 <text:tab/> 1<text:tab/>P<text:tab/>P<text:tab/> <text:s text:c="10"/></text:span><draw:frame text:anchor-type="as-char" svg:width="0.4063in" svg:height="0.3752in" draw:z-index="7"><draw:object-ole xlink:href="./Obj107" xlink:type="simple" xlink:show="embed" xlink:actuate="onLoad"/><draw:image xlink:href="./ObjectReplacements/Obj107" xlink:type="simple" xlink:show="embed" xlink:actuate="onLoad"/></draw:frame></text:p>
      <text:p text:style-name="P2"><text:span text:style-name="T4">PROBABILITY =3/4</text:span></text:p>
      <text:p text:style-name="P2"><text:span text:style-name="T4">STRATEGY-</text:span></text:p>
      <text:list xml:id="list1807401067" text:style-name="WWNum3">
        <text:list-item>
          <text:p text:style-name="P9"><text:span text:style-name="T4">Each guy is looking at the other hats.</text:span></text:p>
        </text:list-item>
        <text:list-item>
          <text:p text:style-name="P9"><text:span text:style-name="T4">If the they have same colour he will answer opposite colour.</text:span></text:p>
        </text:list-item>
        <text:list-item>
          <text:p text:style-name="P9"><text:span text:style-name="T4">If they have different colour hats he will pass.</text:span></text:p>
        </text:list-item>
      </text:list>
      <text:p text:style-name="P2"><text:span text:style-name="T4">GENERAL STRATEGY</text:span></text:p>
      <text:list xml:id="list1436793022" text:style-name="WWNum4">
        <text:list-item>
          <text:p text:style-name="P10"><text:span text:style-name="T4">Each guy will be given a number in binary form.</text:span></text:p>
        </text:list-item>
        <text:list-item>
          <text:p text:style-name="P10"><text:span text:style-name="T4">Each guy will add the binary number of player having white hat using XOR addition.</text:span></text:p>
        </text:list-item>
        <text:list-item>
          <text:p text:style-name="P10"><text:span text:style-name="T4">If he get his own number he will answer as BLACK</text:span></text:p>
        </text:list-item>
        <text:list-item>
          <text:p text:style-name="P10"><text:span text:style-name="T4">If he get 0 he <text:s/>will answer <text:s/>WHITE.</text:span></text:p>
        </text:list-item>
        <text:list-item>
          <text:p text:style-name="P10"><text:span text:style-name="T4">Else for any number=&gt; PASS.</text:span></text:p>
        </text:list-item>
      </text:list>
      <text:p text:style-name="P2"><text:span text:style-name="T4">IMPLEMENTATION:</text:span></text:p>
      <text:p text:style-name="P2"><text:span text:style-name="T4">We have made a C program <text:s/>using this algorithm which run for 100 times and randomly assign hats using function RAND and guess the colour of each player.</text:span></text:p>
      <text:p text:style-name="P2"><text:span text:style-name="T4"><text:s text:c="2"/></text:span><text:span text:style-name="T4">HAMMING CODE</text:span></text:p>
      <text:list xml:id="list281339583" text:style-name="WWNum5">
        <text:list-item>
          <text:p text:style-name="P11"><text:span text:style-name="T4">Hamming code is a linear error correcting code.</text:span></text:p>
        </text:list-item>
        <text:list-item>
          <text:p text:style-name="P11"><text:span text:style-name="T4">Which can detect up to two simultaneous bit errors and correct single error.</text:span></text:p>
        </text:list-item>
        <text:list-item>
          <text:p text:style-name="P11"><text:span text:style-name="T4"><text:s/>To send a 2m-m-1 data bit message</text:span></text:p>
        </text:list-item>
        <text:list-item>
          <text:p text:style-name="P11"><text:span text:style-name="T4">We include some extra check bits which <text:s/>called PARITY BITS.</text:span></text:p>
        </text:list-item>
        <text:list-item>
          <text:p text:style-name="P11"><text:span text:style-name="T4">Hence we decode 2</text:span><text:span text:style-name="T7">m</text:span><text:span text:style-name="T4">-m-1 bit message into 2</text:span><text:span text:style-name="T7">m</text:span><text:span text:style-name="T4">-1 bit message.</text:span></text:p>
        </text:list-item>
      </text:list>
      <text:p text:style-name="P2"><text:span text:style-name="T4">HAMMING (7,4)</text:span></text:p>
      <text:list xml:id="list1752912232" text:style-name="WWNum6">
        <text:list-item>
          <text:p text:style-name="P12"><text:span text:style-name="T4">To send a 4 bit message we include 3 extra check bits and send a 7 bit message.</text:span></text:p>
        </text:list-item>
        <text:list-item>
          <text:p text:style-name="P12"><text:span text:style-name="T4">Let our message is D1 D2 D3 D4.</text:span></text:p>
        </text:list-item>
        <text:list-item>
          <text:p text:style-name="P12"><text:soft-page-break/><text:span text:style-name="T4">We send it as D1 D2 D3 D4 P1 P2 P3.</text:span></text:p>
        </text:list-item>
        <text:list-item>
          <text:p text:style-name="P12"><text:span text:style-name="T4">Where</text:span></text:p>
        </text:list-item>
      </text:list>
      <text:list xml:id="list1058766164" text:style-name="WWNum7">
        <text:list-item>
          <text:p text:style-name="P13"><text:span text:style-name="T4"><text:s text:c="2"/>P1=D1+D2+D4</text:span></text:p>
        </text:list-item>
        <text:list-item>
          <text:p text:style-name="P13"><text:span text:style-name="T4"><text:s/>P2=D1+D3+D4</text:span></text:p>
        </text:list-item>
        <text:list-item>
          <text:p text:style-name="P13"><text:span text:style-name="T4"><text:s/>P3=D2+D3+D4</text:span></text:p>
        </text:list-item>
      </text:list>
      <text:p text:style-name="P5"><text:span text:style-name="T4">Addition is XOR addition.</text:span></text:p>
      <text:p text:style-name="P6"><draw:frame text:anchor-type="as-char" svg:width="3.1252in" svg:height="2.9063in" draw:z-index="8"><draw:object-ole xlink:href="./Obj108" xlink:type="simple" xlink:show="embed" xlink:actuate="onLoad"/><draw:image xlink:href="./ObjectReplacements/Obj108" xlink:type="simple" xlink:show="embed" xlink:actuate="onLoad"/></draw:frame></text:p>
      <text:p text:style-name="P5"><text:span text:style-name="T4">Hamming Matrix:</text:span></text:p>
      <text:p text:style-name="P5"><text:span text:style-name="T4">Using Hamming matrix we can encode the message.</text:span></text:p>
      <text:list xml:id="list1504312866" text:style-name="WWNum8">
        <text:list-item>
          <text:p text:style-name="P14"><text:span text:style-name="T4">We have message vector M[]</text:span></text:p>
        </text:list-item>
        <text:list-item>
          <text:p text:style-name="P14"><text:span text:style-name="T4">multiply it with encoding matrix <text:s/>G[ ] and get encode message E[ ] and transmit it.</text:span></text:p>
        </text:list-item>
        <text:list-item>
          <text:p text:style-name="P15"><draw:frame text:anchor-type="as-char" svg:width="2.8543in" svg:height="1.0417in" draw:z-index="9"><draw:object-ole xlink:href="./Obj109" xlink:type="simple" xlink:show="embed" xlink:actuate="onLoad"/><draw:image xlink:href="./ObjectReplacements/Obj109" xlink:type="simple" xlink:show="embed" xlink:actuate="onLoad"/></draw:frame></text:p>
        </text:list-item>
        <text:list-item>
          <text:p text:style-name="P15"><text:span text:style-name="T4">On receiver's side multiply R[ ](received message) with KILLING matrix in order to determine the error.</text:span></text:p>
        </text:list-item>
      </text:list>
      <text:p text:style-name="P6"><draw:frame text:anchor-type="as-char" svg:width="2.4272in" svg:height="2.0937in" draw:z-index="10"><draw:object-ole xlink:href="./Obj110" xlink:type="simple" xlink:show="embed" xlink:actuate="onLoad"/><draw:image xlink:href="./ObjectReplacements/Obj110" xlink:type="simple" xlink:show="embed" xlink:actuate="onLoad"/></draw:frame></text:p>
      <text:list xml:id="list447846945" text:style-name="WWNum9">
        <text:list-item>
          <text:p text:style-name="P16"><text:span text:style-name="T4">If in the message E[ ] i</text:span><text:span text:style-name="T7">th </text:span><text:span text:style-name="T4"><text:s/>bit is flipped then E[ ]D[ ]=i</text:span><text:span text:style-name="T7">th</text:span><text:span text:style-name="T4"> </text:span><text:span text:style-name="T4">column =&gt; error is in i</text:span><text:span text:style-name="T7">th</text:span><text:span text:style-name="T4"> bit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Amitesh </dc:creator>
    <meta:editing-cycles>2</meta:editing-cycles>
    <meta:creation-date>2010-04-21T19:28:00</meta:creation-date>
    <dc:date>2012-04-03T14:40:54</dc:date>
    <meta:editing-duration>PT4S</meta:editing-duration>
    <meta:generator>LibreOffice/3.3$Linux LibreOffice_project/330m19$Build-401</meta:generator>
    <meta:document-statistic meta:table-count="0" meta:image-count="0" meta:object-count="11" meta:page-count="2" meta:paragraph-count="60" meta:word-count="449" meta:character-count="23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